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line draw:style-name="gr11" draw:text-style-name="P6" draw:layer="layout" svg:x1="0.75cm" svg:y1="0.77cm" svg:x2="1.75cm" svg:y2="1.77cm">
          <text:p/>
        </draw:line>
        <draw:line draw:style-name="gr11" draw:text-style-name="P6" draw:layer="layout" svg:x1="0.75cm" svg:y1="1.77cm" svg:x2="1.75cm" svg:y2="0.77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7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1:54.727000000</dc:date>
    <meta:editing-duration>PT14M</meta:editing-duration>
    <meta:editing-cycles>55</meta:editing-cycles>
    <meta:generator>LibreOffice/7.5.0.3$Windows_X86_64 LibreOffice_project/c21113d003cd3efa8c53188764377a8272d9d6de</meta:generator>
    <meta:document-statistic meta:object-count="119"/>
  </office:meta>
</office:document-meta>
</file>